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Helvetica Neue" svg:font-family="'Helvetica Neue', Arial, sans-serif"/>
    <style:font-face style:name="OpenSymbol" svg:font-family="OpenSymbol"/>
    <style:font-face style:name="time news" svg:font-family="'time news'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2">
      <style:paragraph-properties fo:line-height="150%" fo:text-align="justify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weight="normal" style:font-weight-asian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Standard" style:list-style-name="L2">
      <style:paragraph-properties fo:line-height="150%" fo:text-align="justify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 style:list-style-name="L2">
      <style:paragraph-properties fo:line-height="150%" fo:text-align="justify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 style:list-style-name="L3">
      <style:paragraph-properties fo:line-height="150%" fo:text-align="justify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</style:style>
    <style:style style:name="P15" style:family="paragraph" style:parent-style-name="Standard" style:list-style-name="L1">
      <style:paragraph-properties fo:line-height="150%" fo:text-align="justify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"/>
    </style:style>
    <style:style style:name="T7" style:family="text">
      <style:text-properties style:font-name="arial" fo:font-weight="normal" style:font-weight-asian="normal" style:font-weight-complex="normal"/>
    </style:style>
    <style:style style:name="T8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111111" style:font-name="Arial" fo:font-size="9.75pt" fo:letter-spacing="normal" fo:font-style="italic" fo:font-weight="normal"/>
    </style:style>
    <style:style style:name="T10" style:family="text">
      <style:text-properties fo:font-variant="normal" fo:text-transform="none" fo:color="#111111" style:font-name="arial" fo:font-size="12pt" fo:letter-spacing="normal" fo:font-style="italic" fo:font-weight="normal" style:font-size-asian="12pt" style:font-size-complex="12pt"/>
    </style:style>
    <style:style style:name="T11" style:family="text">
      <style:text-properties fo:font-variant="normal" fo:text-transform="none" fo:color="#111111" style:font-name="arial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111111" fo:font-size="12pt" fo:letter-spacing="normal" style:font-size-asian="12pt" style:font-size-complex="12pt"/>
    </style:style>
    <style:style style:name="T13" style:family="text">
      <style:text-properties fo:font-variant="normal" fo:text-transform="none" fo:color="#111111" fo:font-size="12pt" fo:letter-spacing="normal" fo:font-style="italic" style:font-size-asian="12pt" style:font-size-complex="12pt"/>
    </style:style>
    <style:style style:name="T14" style:family="text">
      <style:text-properties fo:font-variant="normal" fo:text-transform="none" fo:color="#111111" fo:font-size="12pt" fo:letter-spacing="normal" fo:font-style="italic" style:text-underline-style="solid" style:text-underline-width="auto" style:text-underline-color="font-color" style:font-size-asian="12pt" style:font-size-complex="12pt"/>
    </style:style>
    <style:style style:name="T15" style:family="text">
      <style:text-properties fo:font-variant="normal" fo:text-transform="none" fo:color="#111111" fo:font-size="12pt" fo:letter-spacing="normal" fo:font-style="italic" style:text-underline-style="none" style:font-size-asian="12pt" style:font-size-complex="12pt"/>
    </style:style>
    <style:style style:name="T16" style:family="text">
      <style:text-properties fo:font-variant="normal" fo:text-transform="none" fo:color="#111111" fo:font-size="12pt" fo:letter-spacing="normal" fo:font-style="italic" style:text-underline-style="none" style:font-size-asian="12pt" style:font-style-asian="italic" style:font-size-complex="12pt" style:font-style-complex="italic"/>
    </style:style>
    <style:style style:name="T17" style:family="text">
      <style:text-properties fo:font-variant="normal" fo:text-transform="none" fo:color="#111111" fo:font-size="12pt" fo:letter-spacing="normal" style:text-underline-style="solid" style:text-underline-width="auto" style:text-underline-color="font-color" style:font-size-asian="12pt" style:font-size-complex="12pt"/>
    </style:style>
    <style:style style:name="T18" style:family="text">
      <style:text-properties fo:font-variant="normal" fo:text-transform="none" fo:color="#111111" fo:font-size="12pt" fo:letter-spacing="normal" style:text-underline-style="none" style:font-size-asian="12pt" style:font-size-complex="12pt"/>
    </style:style>
    <style:style style:name="T19" style:family="text">
      <style:text-properties fo:font-variant="normal" fo:text-transform="none" fo:color="#111111" fo:font-size="12pt" fo:letter-spacing="normal" fo:font-style="normal" style:text-underline-style="none" style:font-size-asian="12pt" style:font-style-asian="normal" style:font-size-complex="12pt" style:font-style-complex="normal"/>
    </style:style>
    <style:style style:name="T20" style:family="text">
      <style:text-properties fo:font-variant="normal" fo:text-transform="none" fo:color="#4b4b4b" style:font-name="Helvetica Neue" fo:font-size="12pt" fo:letter-spacing="normal" style:text-underline-style="none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ENGENALAN NAMESPACE DI <text:s/>PHP</text:p>
      <text:p text:style-name="P4">Putera Kahfi</text:p>
      <text:p text:style-name="P1"><text:a xlink:type="simple" xlink:href="mailto:puterakahfi@gmail.com"><text:span text:style-name="T6">puterakahfi@gmail.com</text:span></text:a></text:p>
      <text:p text:style-name="P4"/>
      <text:p text:style-name="P4">PENDAHULUAN </text:p>
      <text:p text:style-name="P4"/>
      <text:p text:style-name="P6">Sejak PHP versi 5.3, PHP sudah memperkenalkan <text:s/><text:span text:style-name="T1">namespace, namespace </text:span><text:span text:style-name="T3">merupakan feature yang powerfull untuk mengorganisasi kode seperti duplikasi, jika anda pernah menggunakan zend framework versi 1, maka anda akan menemui class-class dengan nama yang panjang ( contohnya <text:s/></text:span><text:span text:style-name="T4">Zend_Acl_Resource_Interface </text:span><text:span text:style-name="T3">), ini artinya menunjukkan bahwa interface <text:s/>Zend_Acl_Resource_Interface terdapat di dalam folder </text:span><text:span text:style-name="T4">Zend\Acl\Resources</text:span><text:span text:style-name="T3"> dengan nama file </text:span><text:span text:style-name="T4">interface.php, </text:span><text:span text:style-name="T3">hal ini dilakuakan untuk menghindari penggunakan file interface yang berulang-ulang. Dengan menggunakan namespace maka penggunaan prefix dapat di hindari, dan class bisa saja namanya sama selama berada di ruang yang berbeda </text:span></text:p>
      <text:p text:style-name="P6"><text:span text:style-name="T3"/></text:p>
      <text:p text:style-name="P6"><text:span text:style-name="T3">banyak php framework yang sudah menerapkan feature namespace ini seperti symfony2, laravel, termasuk zend framework versi 2.</text:span></text:p>
      <text:p text:style-name="P6"><text:span text:style-name="T3"/></text:p>
      <text:p text:style-name="P6"><text:span text:style-name="T1"/></text:p>
      <text:list xml:id="list109418027" text:style-name="L1">
        <text:list-item>
          <text:p text:style-name="P8">Apa itu <text:s/>Namespace</text:p>
          <text:p text:style-name="P12"><text:span text:style-name="T1">Namespace</text:span> adalah sebuah mekanisme untuk meletakkan code didalam sebuah block-block (space) terpisah , tujuannya agar tidak terjadi duplikasi <text:s/>analoginya adalah seperti sruktur folder/directory di dalam Sistem Operasi, dimana di dalam suatu folder tidak boleh terdapat nama file/folder yang sama. </text:p>
        </text:list-item>
      </text:list>
      <text:p text:style-name="P7"/>
      <text:list xml:id="list686256468" text:continue-numbering="true" text:style-name="L1">
        <text:list-item>
          <text:p text:style-name="P8">Kenapa Menggunakan Namespace ?</text:p>
          <text:p text:style-name="P15"><text:span text:style-name="T8">Seperti di jelaskan sebelumnya bahwa namespace memudahkan dalam mengorganisasikan kode (</text:span><text:span text:style-name="Emphasis"><text:span text:style-name="T10">class</text:span></text:span><text:span text:style-name="T11">, </text:span><text:span text:style-name="Emphasis"><text:span text:style-name="T10">interface</text:span></text:span><text:span text:style-name="T11">, f</text:span><text:span text:style-name="Emphasis"><text:span text:style-name="T10">unction </text:span></text:span><text:span text:style-name="T11">dan </text:span><text:span text:style-name="Emphasis"><text:span text:style-name="T10">constant</text:span></text:span><text:span text:style-name="Emphasis"><text:span text:style-name="T9">)</text:span></text:span></text:p>
        </text:list-item>
      </text:list>
      <text:p text:style-name="P14"><text:span text:style-name="Emphasis"><text:span text:style-name="T9"/></text:span></text:p>
      <text:list xml:id="list243693066" text:continue-numbering="true" text:style-name="L1">
        <text:list-item>
          <text:p text:style-name="P8">Mendefinisikan Namespace </text:p>
          <text:p text:style-name="P12">Ada beberapa cara untuk mendefinisikan <text:span text:style-name="T1">namespace</text:span> di php, yang pertama adalah dengan menuliskan keyword namespace di ikuti dengan nama namespace </text:p>
        </text:list-item>
      </text:list>
      <text:p text:style-name="P10"/>
      <text:p text:style-name="P10"><text:soft-page-break/></text:p>
      <text:p text:style-name="P10"><text:tab/>Contoh :</text:p>
      <text:p text:style-name="P10"/>
      <text:p text:style-name="P10"><text:s text:c="11"/><text:span text:style-name="T5"><text:s/>&lt;?php</text:span></text:p>
      <text:p text:style-name="P7"><text:tab/> namespace Namespaceku;</text:p>
      <text:p text:style-name="P10"><text:tab/> <text:span text:style-name="T5">// class, function, constant anda di sini</text:span></text:p>
      <text:p text:style-name="P10"><text:tab/><text:span text:style-name="T5">?&gt;</text:span></text:p>
      <text:p text:style-name="P10"><text:span text:style-name="T5"/></text:p>
      <text:list xml:id="list1879053273" text:continue-numbering="true" text:style-name="L1">
        <text:list-header>
          <text:p text:style-name="P12">Cara yang kedua adalah menggunakan kurung kurawal</text:p>
        </text:list-header>
      </text:list>
      <text:p text:style-name="P10"><text:tab/>contoh :</text:p>
      <text:p text:style-name="P10"/>
      <text:p text:style-name="P7"><text:tab/>&lt;?php </text:p>
      <text:p text:style-name="P7"><text:s text:c="12"/>namespace Namespaceku{</text:p>
      <text:p text:style-name="P7"><text:s text:c="14"/>// class, function, constant anda di sini</text:p>
      <text:p text:style-name="P7"><text:tab/>}</text:p>
      <text:list xml:id="list1131249855" text:continue-numbering="true" text:style-name="L1">
        <text:list-header>
          <text:p text:style-name="P8">?&gt;</text:p>
          <text:p text:style-name="P12"/>
        </text:list-header>
        <text:list-item>
          <text:p text:style-name="P8">Aturan penulisan namespace</text:p>
          <text:p text:style-name="P12">Beberapa aturan dalam penulisan namespace yang perlu anda perhatikan :</text:p>
        </text:list-item>
      </text:list>
      <text:list xml:id="list1071425537" text:style-name="L3">
        <text:list-item>
          <text:list>
            <text:list-item>
              <text:p text:style-name="P13"><text:s/>namespace harus di tulis di awal kode</text:p>
            </text:list-item>
            <text:list-item>
              <text:p text:style-name="P13"><text:span text:style-name="T18">hanya </text:span><text:span text:style-name="Emphasis"><text:span text:style-name="T19">class</text:span></text:span><text:span text:style-name="T18">, I</text:span><text:span text:style-name="Emphasis"><text:span text:style-name="T19">nterface</text:span></text:span><text:span text:style-name="T18">, </text:span><text:span text:style-name="Emphasis"><text:span text:style-name="T19">function </text:span></text:span><text:span text:style-name="T18">dan </text:span><text:span text:style-name="Emphasis"><text:span text:style-name="T19">constant </text:span></text:span><text:span text:style-name="T18">saja yang dipengaruhi </text:span><text:span text:style-name="Emphasis"><text:span text:style-name="T19">namespace</text:span></text:span><text:span text:style-name="T18">.</text:span></text:p>
            </text:list-item>
            <text:list-item>
              <text:p text:style-name="P13"><text:span text:style-name="T18">Namespace harus diawalai dengan huruf atau uderscore, di ikuti oleh huruf, angka atau underscore</text:span></text:p>
            </text:list-item>
          </text:list>
        </text:list-item>
      </text:list>
      <text:p text:style-name="P10"/>
      <text:list xml:id="list1717873621" text:continue-list="list1131249855" text:style-name="L1">
        <text:list-item>
          <text:list>
            <text:list-header>
              <text:p text:style-name="P12"/>
              <text:p text:style-name="P12"/>
            </text:list-header>
          </text:list>
          <text:p text:style-name="P12"/>
          <text:p text:style-name="P12"/>
          <text:p text:style-name="P8"/>
        </text:list-item>
        <text:list-item>
          <text:p text:style-name="P8">Menggunakan Namespace</text:p>
        </text:list-item>
        <text:list-item>
          <text:p text:style-name="P8">Namespace Identifier</text:p>
        </text:list-item>
        <text:list-item>
          <text:p text:style-name="P8"><text:soft-page-break/>Alisasing Namespace</text:p>
        </text:list-item>
      </text:list>
      <text:p text:style-name="P7"/>
      <text:p text:style-name="P7"/>
      <text:p text:style-name="P7"/>
      <text:p text:style-name="P7">Sumber rujukan :</text:p>
      <text:list xml:id="list775996530" text:style-name="L2">
        <text:list-item>
          <text:p text:style-name="P2"><text:a xlink:type="simple" xlink:href="http://www.sitepoint.com/php-namespaces/"><text:span text:style-name="T7">http://www.sitepoint.com/php-namespaces/</text:span></text:a></text:p>
        </text:list-item>
        <text:list-item>
          <text:p text:style-name="P2"><text:a xlink:type="simple" xlink:href="http://code.tutsplus.com/tutorials/namespacing-in-php-2--net-27203"><text:span text:style-name="T7">http://code.tutsplus.com/tutorials/namespacing-in-php-2--net-27203</text:span></text:a></text:p>
        </text:list-item>
        <text:list-item>
          <text:p text:style-name="P2"><text:a xlink:type="simple" xlink:href="http://www.0prek.com/2013/01/memahami-php-namespace"><text:span text:style-name="T7">http://www.0prek.com/2013/01/memahami-php-namespace</text:span></text:a></text:p>
          <text:p text:style-name="P9"><text:span text:style-name="T2"/></text:p>
          <text:p text:style-name="P11"/>
        </text:list-item>
      </text:list>
      <text:p text:style-name="P10"/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'Helvetica Neue', Helvetica, sans-serif"/>
    <style:font-face style:name="Helvetica Neue" svg:font-family="'Helvetica Neue', Arial, sans-serif"/>
    <style:font-face style:name="OpenSymbol" svg:font-family="OpenSymbol"/>
    <style:font-face style:name="time news" svg:font-family="'time news'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1T13:06:49</meta:creation-date>
    <dc:date>2014-07-11T14:16:40</dc:date>
    <meta:editing-duration>PT1H5M30S</meta:editing-duration>
    <meta:editing-cycles>96</meta:editing-cycles>
    <meta:generator>LibreOffice/3.5$Linux_x86 LibreOffice_project/350m1$Build-2</meta:generator>
    <meta:document-statistic meta:table-count="0" meta:image-count="0" meta:object-count="0" meta:page-count="3" meta:paragraph-count="36" meta:word-count="297" meta:character-count="2325" meta:non-whitespace-character-count="2018"/>
  </office:meta>
</office:document-meta>
</file>